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0819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90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43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  <style:text-properties fo:color="#000000" style:text-underline-style="none" fo:font-weight="normal" style:font-weight-asian="normal" style:font-weight-complex="normal"/>
    </style:style>
    <style:style style:name="ce7" style:family="table-cell" style:parent-style-name="Default" style:data-style-name="N0">
      <style:table-cell-properties fo:background-color="transparent" fo:border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7" table:number-columns-repeated="1000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Shared Memory</text:p>
          </table:table-cell>
          <table:table-cell table:style-name="ce3" office:value-type="string" calcext:value-type="string">
            <text:p>N%Block=0</text:p>
          </table:table-cell>
          <table:table-cell table:style-name="ce3" office:value-type="string" calcext:value-type="string">
            <text:p>Epsilon</text:p>
          </table:table-cell>
          <table:table-cell table:style-name="ce3" office:value-type="string" calcext:value-type="string">
            <text:p>shared banding</text:p>
          </table:table-cell>
          <table:table-cell table:style-name="ce3" office:value-type="string" calcext:value-type="string">
            <text:p>thread Banding</text:p>
          </table:table-cell>
          <table:table-cell table:style-name="ce3" office:value-type="string" calcext:value-type="string">
            <text:p>Unroll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Stop Time</text:p>
          </table:table-cell>
          <table:table-cell table:style-name="ce3" office:value-type="string" calcext:value-type="string">
            <text:p>DT</text:p>
          </table:table-cell>
          <table:table-cell table:style-name="Default" office:value-type="string" calcext:value-type="string">
            <text:p>Block Size</text:p>
          </table:table-cell>
          <table:table-cell table:style-name="Default" office:value-type="string" calcext:value-type="string">
            <text:p>Unroll #</text:p>
          </table:table-cell>
          <table:table-cell table:style-name="ce3" office:value-type="string" calcext:value-type="string">
            <text:p>milliseconds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lliseconds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top Time</text:p>
          </table:table-cell>
          <table:table-cell office:value-type="string" calcext:value-type="string">
            <text:p>Milliseconds</text:p>
          </table:table-cell>
          <table:table-cell/>
          <table:table-cell office:value-type="string" calcext:value-type="string">
            <text:p>Block Size</text:p>
          </table:table-cell>
          <table:table-cell office:value-type="string" calcext:value-type="string">
            <text:p>Milliseconds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PU3</text:p>
          </table:table-cell>
          <table:table-cell table:style-name="ce3" office:value-type="string" calcext:value-type="string">
            <text:p>General</text:p>
          </table:table-cell>
          <table:table-cell table:style-name="ce3" table:number-columns-repeated="6"/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5439.2" calcext:value-type="float">
            <text:p>165439.2</text:p>
          </table:table-cell>
          <table:table-cell table:style-name="ce3" table:formula="of:=[.N2]/[.N5]" office:value-type="float" office:value="1.44059978840218" calcext:value-type="float">
            <text:p>1.4405997884</text:p>
          </table:table-cell>
          <table:table-cell table:style-name="ce3" office:value-type="float" office:value="65536" calcext:value-type="float">
            <text:p>65536</text:p>
          </table:table-cell>
          <table:table-cell table:style-name="ce6" office:value-type="float" office:value="566338.6" calcext:value-type="float">
            <text:p>566338.6</text:p>
          </table:table-cell>
          <table:table-cell table:style-name="ce6" table:formula="of:=[.Q2]/[.Q5]" office:value-type="float" office:value="1.184010941581" calcext:value-type="float">
            <text:p>1.18401094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4</text:p>
          </table:table-cell>
          <table:table-cell table:style-name="ce3" office:value-type="string" calcext:value-type="string">
            <text:p>General</text:p>
          </table:table-cell>
          <table:table-cell table:style-name="ce3" table:number-columns-repeated="5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9506.3" calcext:value-type="float">
            <text:p>139506.3</text:p>
          </table:table-cell>
          <table:table-cell table:style-name="ce3" table:formula="of:=[.N3]/[.N5]" office:value-type="float" office:value="1.21478311222957" calcext:value-type="float">
            <text:p>1.2147831122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585949.9" calcext:value-type="float">
            <text:p>585949.9</text:p>
          </table:table-cell>
          <table:table-cell table:style-name="ce3" table:formula="of:=[.Q3]/[.Q5]" office:value-type="float" office:value="1.22501113789223" calcext:value-type="float">
            <text:p>1.2250111379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4a</text:p>
          </table:table-cell>
          <table:table-cell table:style-name="ce3" table:number-columns-repeated="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5176.2" calcext:value-type="float">
            <text:p>155176.2</text:p>
          </table:table-cell>
          <table:table-cell table:style-name="ce3" table:formula="of:=[.N4]/[.N5]" office:value-type="float" office:value="1.3512323614056" calcext:value-type="float">
            <text:p>1.3512323614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612134.1" calcext:value-type="float">
            <text:p>612134.1</text:p>
          </table:table-cell>
          <table:table-cell table:style-name="ce3" table:formula="of:=[.Q4]/[.Q5]" office:value-type="float" office:value="1.27975291127046" calcext:value-type="float">
            <text:p>1.2797529113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5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Default"/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4840.5" calcext:value-type="float">
            <text:p>114840.5</text:p>
          </table:table-cell>
          <table:table-cell table:style-name="ce3" table:formula="of:=[.N5]/[.N5]" office:value-type="float" office:value="1" calcext:value-type="float">
            <text:p>1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478322.1" calcext:value-type="float">
            <text:p>478322.1</text:p>
          </table:table-cell>
          <table:table-cell table:style-name="ce3" table:formula="of:=[.Q5]/[.Q5]" office:value-type="float" office:value="1" calcext:value-type="float">
            <text:p>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640510.2" calcext:value-type="float">
            <text:p>3640510.2</text:p>
          </table:table-cell>
          <table:table-cell table:formula="of:=[.U5]/[.U6]" office:value-type="float" office:value="1.00136265257019" calcext:value-type="float">
            <text:p>1.0013626526</text:p>
          </table:table-cell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6</text:p>
          </table:table-cell>
          <table:table-cell table:style-name="ce3"/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736.6" calcext:value-type="float">
            <text:p>115736.6</text:p>
          </table:table-cell>
          <table:table-cell table:style-name="ce3" table:formula="of:=[.N6]/[.N5]" office:value-type="float" office:value="1.00780299632969" calcext:value-type="float">
            <text:p>1.0078029963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510629.1" calcext:value-type="float">
            <text:p>510629.1</text:p>
          </table:table-cell>
          <table:table-cell table:style-name="ce3" table:formula="of:=[.Q6]/[.Q5]" office:value-type="float" office:value="1.06754235273679" calcext:value-type="float">
            <text:p>1.0675423527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635556.2" calcext:value-type="float">
            <text:p>3635556.2</text:p>
          </table:table-cell>
          <table:table-cell table:formula="of:=[.Q6]/[.Q6]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757202.1" calcext:value-type="float">
            <text:p>3757202.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PU7</text:p>
          </table:table-cell>
          <table:table-cell table:style-name="ce3"/>
          <table:table-cell table:number-columns-repeated="3"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8879.3" calcext:value-type="float">
            <text:p>128879.3</text:p>
          </table:table-cell>
          <table:table-cell table:style-name="ce3" table:formula="of:=[.N7]/[.N5]" office:value-type="float" office:value="1.12224607172557" calcext:value-type="float">
            <text:p>1.1222460717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511617.9" calcext:value-type="float">
            <text:p>511617.9</text:p>
          </table:table-cell>
          <table:table-cell table:style-name="ce3" table:formula="of:=[.Q7]/[.Q5]" office:value-type="float" office:value="1.06960957898454" calcext:value-type="float">
            <text:p>1.069609579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8</text:p>
          </table:table-cell>
          <table:table-cell table:style-name="ce3"/>
          <table:table-cell table:number-columns-repeated="4"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6955.3" calcext:value-type="float">
            <text:p>136955.3</text:p>
          </table:table-cell>
          <table:table-cell table:style-name="ce3" table:formula="of:=[.N8]/[.N5]" office:value-type="float" office:value="1.19256969448931" calcext:value-type="float">
            <text:p>1.1925696945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552440.1" calcext:value-type="float">
            <text:p>552440.1</text:p>
          </table:table-cell>
          <table:table-cell table:style-name="ce3" table:formula="of:=[.Q8]/[.Q5]" office:value-type="float" office:value="1.15495416164129" calcext:value-type="float">
            <text:p>1.1549541616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9</text:p>
          </table:table-cell>
          <table:table-cell table:style-name="ce3"/>
          <table:table-cell table:number-columns-repeated="6"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9169.2" calcext:value-type="float">
            <text:p>129169.2</text:p>
          </table:table-cell>
          <table:table-cell table:style-name="ce3" table:formula="of:=[.N9]/[.N5]" office:value-type="float" office:value="1.12477044248327" calcext:value-type="float">
            <text:p>1.1247704425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570600.1" calcext:value-type="float">
            <text:p>570600.1</text:p>
          </table:table-cell>
          <table:table-cell table:style-name="ce3" table:formula="of:=[.Q9]/[.Q5]" office:value-type="float" office:value="1.19292021004256" calcext:value-type="float">
            <text:p>1.1929202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PU10</text:p>
          </table:table-cell>
          <table:table-cell table:style-name="ce3"/>
          <table:table-cell table:number-columns-repeated="2" table:style-name="ce3" office:value-type="string" calcext:value-type="string">
            <text:p>Yes</text:p>
          </table:table-cell>
          <table:table-cell table:style-name="ce3"/>
          <table:table-cell table:number-columns-repeated="3"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8998.1" calcext:value-type="float">
            <text:p>118998.1</text:p>
          </table:table-cell>
          <table:table-cell table:style-name="ce3" table:formula="of:=[.N10]/[.N5]" office:value-type="float" office:value="1.03620325582003" calcext:value-type="float">
            <text:p>1.0362032558</text:p>
          </table:table-cell>
          <table:table-cell table:style-name="ce3" office:value-type="float" office:value="65536" calcext:value-type="float">
            <text:p>65536</text:p>
          </table:table-cell>
          <table:table-cell table:style-name="ce3" office:value-type="float" office:value="535145.6" calcext:value-type="float">
            <text:p>535145.6</text:p>
          </table:table-cell>
          <table:table-cell table:style-name="ce3" table:formula="of:=[.Q10]/[.Q5]" office:value-type="float" office:value="1.11879756339922" calcext:value-type="float">
            <text:p>1.1187975634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705222.5" calcext:value-type="float">
            <text:p>3705222.5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PU11</text:p>
          </table:table-cell>
          <table:table-cell table:style-name="ce3"/>
          <table:table-cell table:number-columns-repeated="2"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836.1" calcext:value-type="float">
            <text:p>115836.1</text:p>
          </table:table-cell>
          <table:table-cell table:style-name="ce3" table:formula="of:=[.N11]/[.N5]" office:value-type="float" office:value="1.00866941540659" calcext:value-type="float">
            <text:p>1.0086694154</text:p>
          </table:table-cell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511855.1" calcext:value-type="float">
            <text:p>511855.1</text:p>
          </table:table-cell>
          <table:table-cell table:style-name="ce7" table:formula="of:=[.Q11]/[.Q5]" office:value-type="float" office:value="1.07010547913216" calcext:value-type="float">
            <text:p>1.0701054791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646630.5" calcext:value-type="float">
            <text:p>3646630.5</text:p>
          </table:table-cell>
          <table:table-cell table:formula="of:=[.U11]/[.U6]" office:value-type="float" office:value="1.00304610887324" calcext:value-type="float">
            <text:p>1.0030461089</text:p>
          </table:table-cell>
          <table:table-cell office:value-type="float" office:value="512" calcext:value-type="float">
            <text:p>512</text:p>
          </table:table-cell>
          <table:table-cell office:value-type="float" office:value="3789933.2" calcext:value-type="float">
            <text:p>3789933.2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GPU12</text:p>
          </table:table-cell>
          <table:table-cell table:style-name="ce3"/>
          <table:table-cell table:number-columns-repeated="2" table:style-name="ce3" office:value-type="string" calcext:value-type="string">
            <text:p>Y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Ye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7766.5" calcext:value-type="float">
            <text:p>127766.5</text:p>
          </table:table-cell>
          <table:table-cell table:style-name="ce3" table:formula="of:=[.N12]/[.N5]" office:value-type="float" office:value="1.11255611043142" calcext:value-type="float">
            <text:p>1.1125561104</text:p>
          </table:table-cell>
          <table:table-cell table:style-name="ce3" office:value-type="float" office:value="65536" calcext:value-type="float">
            <text:p>65536</text:p>
          </table:table-cell>
          <table:table-cell table:style-name="ce7" office:value-type="float" office:value="527564.9" calcext:value-type="float">
            <text:p>527564.9</text:p>
          </table:table-cell>
          <table:table-cell table:style-name="ce7" table:formula="of:=[.Q12]/[.Q5]" office:value-type="float" office:value="1.10294903789727" calcext:value-type="float">
            <text:p>1.1029490379</text:p>
          </table:table-cell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PU13</text:p>
          </table:table-cell>
          <table:table-cell table:style-name="ce3" table:number-columns-repeated="7"/>
          <table:table-cell table:style-name="ce5" table:number-columns-repeated="2"/>
          <table:table-cell table:style-name="ce3" table:number-columns-repeated="3"/>
          <table:table-cell table:style-name="ce3" office:value-type="float" office:value="121160.6" calcext:value-type="float">
            <text:p>121160.6</text:p>
          </table:table-cell>
          <table:table-cell table:style-name="ce3" table:formula="of:=[.N13]/[.N5]" office:value-type="float" office:value="1.05503372068216" calcext:value-type="float">
            <text:p>1.0550337207</text:p>
          </table:table-cell>
          <table:table-cell table:style-name="ce3"/>
          <table:table-cell table:style-name="ce7" table:number-columns-repeated="2"/>
          <table:table-cell table:style-name="ce3" table:number-columns-repeated="2"/>
          <table:table-cell table:number-columns-repeated="1004"/>
        </table:table-row>
        <table:table-row table:style-name="ro1" table:number-rows-repeated="2">
          <table:table-cell table:style-name="ce1"/>
          <table:table-cell table:style-name="ce3" table:number-columns-repeated="3"/>
          <table:table-cell table:style-name="ce4"/>
          <table:table-cell table:style-name="ce3" table:number-columns-repeated="3"/>
          <table:table-cell table:style-name="ce5" table:number-columns-repeated="2"/>
          <table:table-cell table:style-name="ce3" table:number-columns-repeated="4"/>
          <table:table-cell table:style-name="ce4"/>
          <table:table-cell table:style-name="ce3"/>
          <table:table-cell table:style-name="ce7" table:number-columns-repeated="2"/>
          <table:table-cell table:style-name="ce3" table:number-columns-repeated="2"/>
          <table:table-cell table:number-columns-repeated="1004"/>
        </table:table-row>
        <table:table-row table:style-name="ro1">
          <table:table-cell table:style-name="ce1"/>
          <table:table-cell table:style-name="ce3" table:number-columns-repeated="7"/>
          <table:table-cell table:style-name="ce5" table:number-columns-repeated="2"/>
          <table:table-cell table:style-name="ce3" table:number-columns-repeated="3"/>
          <table:table-cell table:style-name="ce3" office:value-type="float" office:value="134270.2" calcext:value-type="float">
            <text:p>134270.2</text:p>
          </table:table-cell>
          <table:table-cell table:style-name="ce3" table:number-columns-repeated="2"/>
          <table:table-cell table:style-name="ce7" table:number-columns-repeated="2"/>
          <table:table-cell table:style-name="ce3" table:number-columns-repeated="2"/>
          <table:table-cell table:number-columns-repeated="1004"/>
        </table:table-row>
        <table:table-row table:style-name="ro1" table:number-rows-repeated="2">
          <table:table-cell table:style-name="ce1"/>
          <table:table-cell table:style-name="ce3"/>
          <table:table-cell table:style-name="ce4"/>
          <table:table-cell table:style-name="ce3" table:number-columns-repeated="5"/>
          <table:table-cell table:style-name="ce5" table:number-columns-repeated="2"/>
          <table:table-cell table:style-name="ce3" table:number-columns-repeated="6"/>
          <table:table-cell table:style-name="ce7" table:number-columns-repeated="2"/>
          <table:table-cell table:style-name="ce3" table:number-columns-repeated="2"/>
          <table:table-cell table:number-columns-repeated="1004"/>
        </table:table-row>
        <table:table-row table:style-name="ro1" table:number-rows-repeated="6">
          <table:table-cell table:style-name="ce1"/>
          <table:table-cell table:style-name="ce3" table:number-columns-repeated="7"/>
          <table:table-cell table:style-name="ce5" table:number-columns-repeated="2"/>
          <table:table-cell table:style-name="ce3" table:number-columns-repeated="6"/>
          <table:table-cell table:style-name="ce7" table:number-columns-repeated="2"/>
          <table:table-cell table:style-name="ce3" table:number-columns-repeated="2"/>
          <table:table-cell table:number-columns-repeated="1004"/>
        </table:table-row>
        <table:table-row table:style-name="ro1" table:number-rows-repeated="16">
          <table:table-cell table:style-name="ce1"/>
          <table:table-cell table:style-name="ce3" table:number-columns-repeated="7"/>
          <table:table-cell table:style-name="ce5" table:number-columns-repeated="2"/>
          <table:table-cell table:style-name="ce3" table:number-columns-repeated="10"/>
          <table:table-cell table:number-columns-repeated="1004"/>
        </table:table-row>
        <table:table-row table:style-name="ro1" table:number-rows-repeated="2">
          <table:table-cell/>
          <table:table-cell table:style-name="ce3" table:number-columns-repeated="19"/>
          <table:table-cell table:number-columns-repeated="100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5:53:23.330045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Varma, Madhar</meta:initial-creator>
    <meta:creation-date>2015-01-11T20:00:35Z</meta:creation-date>
    <dc:date>2015-02-26T16:00:07.242020225</dc:date>
    <meta:print-date>2015-01-14T19:41:54Z</meta:print-date>
    <meta:editing-cycles>18</meta:editing-cycles>
    <meta:editing-duration>P1DT7H59M45S</meta:editing-duration>
    <meta:document-statistic meta:table-count="1" meta:cell-count="225" meta:object-count="0"/>
  </office:meta>
</office:document-meta>
</file>